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1" svg:font-family="Consolas" style:font-family-generic="modern" style:font-pitch="fixed"/>
    <style:font-face style:name="Lucida Console1" svg:font-family="'Lucida Console'" style:font-family-generic="modern" style:font-pitch="fixed"/>
    <style:font-face style:name="Consolas" svg:font-family="Consolas" style:font-family-generic="modern" style:font-pitch="variable"/>
    <style:font-face style:name="Liberation Sans1" svg:font-family="'Liberation Sans'" style:font-family-generic="modern" style:font-pitch="variable"/>
    <style:font-face style:name="Lucida Console" svg:font-family="'Lucida Console'"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Tahoma" svg:font-family="Tahoma" style:font-family-generic="system" style:font-pitch="variable"/>
    <style:font-face style:name="微软雅黑" svg:font-family="微软雅黑" style:font-family-generic="system" style:font-pitch="variable"/>
    <style:font-face style:name="新宋体" svg:font-family="新宋体" style:font-family-generic="system" style:font-pitch="variable"/>
  </office:font-face-decls>
  <office:automatic-styles>
    <style:style style:name="dp1" style:family="drawing-page"/>
    <style:style style:name="gr1" style:family="graphic" style:parent-style-name="standard">
      <style:graphic-properties draw:fill-color="#00a933" draw:textarea-horizontal-align="justify" draw:textarea-vertical-align="middle" draw:auto-grow-height="false" fo:min-height="0.564cm" fo:min-width="2.814cm"/>
    </style:style>
    <style:style style:name="gr2" style:family="graphic" style:parent-style-name="standard">
      <style:graphic-properties draw:fill-color="#ff3838" draw:textarea-horizontal-align="justify" draw:textarea-vertical-align="middle" draw:auto-grow-height="false" fo:min-height="0.564cm" fo:min-width="2.814cm"/>
    </style:style>
    <style:style style:name="gr3" style:family="graphic" style:parent-style-name="standard">
      <style:graphic-properties draw:fill-color="#069a2e" draw:textarea-horizontal-align="justify" draw:textarea-vertical-align="middle" draw:auto-grow-height="false" fo:min-height="0.564cm" fo:min-width="2.814cm"/>
    </style:style>
    <style:style style:name="gr4" style:family="graphic" style:parent-style-name="standard">
      <style:graphic-properties draw:stroke="none" svg:stroke-color="#000000" draw:fill="none" draw:fill-color="#ffffff" draw:textarea-horizontal-align="left" draw:auto-grow-height="true" draw:auto-grow-width="true" fo:min-height="0.636cm" fo:min-width="11.051cm"/>
    </style:style>
    <style:style style:name="gr5" style:family="graphic" style:parent-style-name="objectwithoutfill">
      <style:graphic-properties draw:fill="none" draw:textarea-vertical-align="middle"/>
    </style:style>
    <style:style style:name="gr6" style:family="graphic" style:parent-style-name="standard">
      <style:graphic-properties draw:textarea-horizontal-align="justify" draw:textarea-vertical-align="middle" draw:auto-grow-height="false" fo:min-height="0.45cm" fo:min-width="0cm"/>
    </style:style>
    <style:style style:name="gr7" style:family="graphic" style:parent-style-name="standard">
      <style:graphic-properties draw:stroke="none" svg:stroke-color="#000000" draw:fill="none" draw:fill-color="#ffffff" draw:textarea-horizontal-align="left" draw:auto-grow-height="true" draw:auto-grow-width="true" fo:min-height="0.712cm" fo:min-width="0.518cm"/>
    </style:style>
    <style:style style:name="gr8" style:family="graphic" style:parent-style-name="standard">
      <style:graphic-properties draw:stroke="none" svg:stroke-color="#000000" draw:fill="none" draw:fill-color="#ffffff" draw:textarea-horizontal-align="left" draw:auto-grow-height="true" draw:auto-grow-width="false" fo:min-height="0.712cm" fo:min-width="0cm"/>
    </style:style>
    <style:style style:name="gr9" style:family="graphic" style:parent-style-name="standard">
      <style:graphic-properties draw:stroke="none" svg:stroke-color="#000000" draw:fill="none" draw:fill-color="#ffffff" draw:textarea-horizontal-align="left" draw:auto-grow-height="true" draw:auto-grow-width="false" fo:min-height="0.723cm" fo:min-width="0cm"/>
    </style:style>
    <style:style style:name="gr10" style:family="graphic" style:parent-style-name="standard">
      <style:graphic-properties draw:stroke="none" svg:stroke-color="#000000" draw:fill="none" draw:fill-color="#ffffff" draw:textarea-horizontal-align="left" draw:auto-grow-height="true" draw:auto-grow-width="false" fo:min-height="0.85cm" fo:min-width="0cm"/>
    </style:style>
    <style:style style:name="gr11" style:family="graphic" style:parent-style-name="standard">
      <style:graphic-properties draw:textarea-horizontal-align="justify" draw:textarea-vertical-align="middle" draw:auto-grow-height="false" fo:min-height="0cm" fo:min-width="0.813cm"/>
    </style:style>
    <style:style style:name="gr12" style:family="graphic" style:parent-style-name="standard">
      <style:graphic-properties draw:textarea-horizontal-align="justify" draw:textarea-vertical-align="middle" draw:auto-grow-height="false" fo:min-height="0cm" fo:min-width="1.3cm"/>
    </style:style>
    <style:style style:name="gr13" style:family="graphic" style:parent-style-name="standard">
      <style:graphic-properties draw:textarea-horizontal-align="justify" draw:textarea-vertical-align="middle" draw:auto-grow-height="false" fo:min-height="0cm" fo:min-width="1.075cm"/>
    </style:style>
    <style:style style:name="gr14" style:family="graphic" style:parent-style-name="standard">
      <style:graphic-properties draw:textarea-horizontal-align="justify" draw:textarea-vertical-align="middle" draw:auto-grow-height="false" fo:min-height="0.364cm" fo:min-width="0cm"/>
    </style:style>
    <style:style style:name="gr15" style:family="graphic" style:parent-style-name="standard">
      <style:graphic-properties draw:fill-color="#5b277d" fo:min-height="0cm" fo:min-width="0cm"/>
    </style:style>
    <style:style style:name="gr16" style:family="graphic" style:parent-style-name="standard">
      <style:graphic-properties draw:textarea-horizontal-align="justify" draw:textarea-vertical-align="middle" draw:auto-grow-height="false" fo:min-height="0cm" fo:min-width="1.523cm"/>
    </style:style>
    <style:style style:name="gr17" style:family="graphic" style:parent-style-name="standard">
      <style:graphic-properties draw:stroke="none" svg:stroke-color="#000000" draw:fill="none" draw:fill-color="#ffffff" draw:textarea-horizontal-align="left" draw:auto-grow-height="true" draw:auto-grow-width="false" fo:min-height="1.69cm" fo:min-width="0cm"/>
    </style:style>
    <style:style style:name="gr18" style:family="graphic" style:parent-style-name="standard">
      <style:graphic-properties draw:stroke="none" svg:stroke-color="#000000" draw:fill="none" draw:fill-color="#ffffff" draw:textarea-horizontal-align="left" draw:auto-grow-height="true" draw:auto-grow-width="true" fo:min-height="0.564cm" fo:min-width="11.436cm"/>
    </style:style>
    <style:style style:name="gr19" style:family="graphic" style:parent-style-name="standard">
      <style:graphic-properties draw:stroke="none" svg:stroke-color="#000000" draw:fill="none" draw:fill-color="#ffffff" draw:textarea-horizontal-align="left" draw:auto-grow-height="true" draw:auto-grow-width="true" fo:min-height="0.564cm" fo:min-width="11.745cm"/>
    </style:style>
    <style:style style:name="gr20" style:family="graphic" style:parent-style-name="standard">
      <style:graphic-properties draw:stroke="none" svg:stroke-color="#000000" draw:fill="none" draw:fill-color="#ffffff" draw:textarea-horizontal-align="left" draw:auto-grow-height="true" draw:auto-grow-width="false" fo:min-height="3.345cm" fo:min-width="0cm"/>
    </style:style>
    <style:style style:name="P1" style:family="paragraph">
      <style:paragraph-properties fo:text-align="center"/>
    </style:style>
    <style:style style:name="P2" style:family="paragraph">
      <loext:graphic-properties draw:fill-color="#00a933"/>
      <style:paragraph-properties fo:text-align="center"/>
      <style:text-properties style:font-name="Consolas1" fo:font-size="10.5pt" style:font-size-asian="10.5pt" style:font-size-complex="10.5pt"/>
    </style:style>
    <style:style style:name="P3" style:family="paragraph">
      <loext:graphic-properties draw:fill-color="#ff3838"/>
      <style:paragraph-properties fo:text-align="center"/>
      <style:text-properties style:font-name="Consolas1" fo:font-size="10.5pt" style:font-size-asian="10.5pt" style:font-size-complex="10.5pt"/>
    </style:style>
    <style:style style:name="P4" style:family="paragraph">
      <loext:graphic-properties draw:fill-color="#069a2e"/>
      <style:paragraph-properties fo:text-align="center"/>
      <style:text-properties style:font-name="Consolas1" fo:font-size="10.5pt" style:font-size-asian="10.5pt" style:font-size-complex="10.5pt"/>
    </style:style>
    <style:style style:name="P5" style:family="paragraph">
      <loext:graphic-properties draw:fill="none" draw:fill-color="#ffffff"/>
      <style:text-properties style:font-name="Lucida Console1"/>
    </style:style>
    <style:style style:name="P6" style:family="paragraph">
      <loext:graphic-properties draw:fill="none"/>
      <style:paragraph-properties fo:text-align="center"/>
    </style:style>
    <style:style style:name="P7" style:family="paragraph">
      <loext:graphic-properties draw:fill="none" draw:fill-color="#ffffff"/>
      <style:text-properties fo:color="#1e6a39"/>
    </style:style>
    <style:style style:name="P8" style:family="paragraph">
      <loext:graphic-properties draw:fill="none" draw:fill-color="#ffffff"/>
      <style:text-properties fo:color="#f10d0c"/>
    </style:style>
    <style:style style:name="P9" style:family="paragraph">
      <loext:graphic-properties draw:fill="none" draw:fill-color="#ffffff"/>
      <style:text-properties fo:color="#ce181e"/>
    </style:style>
    <style:style style:name="P10" style:family="paragraph">
      <loext:graphic-properties draw:fill-color="#5b277d"/>
    </style:style>
    <style:style style:name="P11" style:family="paragraph">
      <loext:graphic-properties draw:fill="none" draw:fill-color="#ffffff"/>
      <style:text-properties style:font-name="Consolas1" fo:font-size="16pt" style:font-size-asian="16pt" style:font-size-complex="16pt"/>
    </style:style>
    <style:style style:name="P12" style:family="paragraph">
      <loext:graphic-properties draw:fill="none" draw:fill-color="#ffffff"/>
      <style:text-properties style:font-name="Consolas1" fo:font-size="15pt" style:font-size-asian="15pt" style:font-size-complex="15pt"/>
    </style:style>
    <style:style style:name="T1" style:family="text">
      <style:text-properties style:font-name="Consolas1" fo:font-size="10.5pt" style:font-size-asian="10.5pt" style:font-size-complex="10.5pt"/>
    </style:style>
    <style:style style:name="T2" style:family="text">
      <style:text-properties fo:font-variant="normal" fo:text-transform="none" style:use-window-font-color="true" style:text-outline="false" style:text-line-through-style="none" style:text-line-through-type="none" style:font-name="Lucida Console1" fo:font-size="18pt" fo:font-style="normal" fo:text-shadow="none" style:text-underline-style="none" fo:font-weight="normal" style:letter-kerning="true" style:font-name-asian="微软雅黑"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3" style:family="text">
      <style:text-properties style:font-name="Lucida Console1"/>
    </style:style>
    <style:style style:name="T4" style:family="text">
      <style:text-properties fo:color="#1e6a39"/>
    </style:style>
    <style:style style:name="T5" style:family="text">
      <style:text-properties fo:color="#f10d0c"/>
    </style:style>
    <style:style style:name="T6" style:family="text">
      <style:text-properties fo:color="#ff0000"/>
    </style:style>
    <style:style style:name="T7" style:family="text">
      <style:text-properties fo:color="#ce181e"/>
    </style:style>
    <style:style style:name="T8" style:family="text">
      <style:text-properties style:font-name="Consolas1" fo:font-size="16pt" style:font-size-asian="16pt" style:font-size-complex="16pt"/>
    </style:style>
    <style:style style:name="T9" style:family="text">
      <style:text-properties style:font-name="Consolas1" fo:font-size="15pt" fo:font-weight="bold" style:font-size-asian="15pt" style:font-weight-asian="bold" style:font-size-complex="15pt" style:font-weight-complex="bold"/>
    </style:style>
    <style:style style:name="T10" style:family="text">
      <style:text-properties style:font-name="Consolas1"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默认">
        <draw:custom-shape draw:style-name="gr1" draw:text-style-name="P2" draw:layer="layout" svg:width="3.4cm" svg:height="0.9cm" svg:x="6.15cm" svg:y="10.7cm">
          <text:p text:style-name="P1"><text:span text:style-name="T1">JUMP_MAX_UNTIL_1</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 draw:text-style-name="P2" draw:layer="layout" svg:width="3.4cm" svg:height="0.9cm" svg:x="6.15cm" svg:y="12.575cm">
          <text:p text:style-name="P1"><text:span text:style-name="T1">JUMP_MAX_UNTIL_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3.4cm" svg:height="0.9cm" svg:x="6.15cm" svg:y="14.45cm">
          <text:p text:style-name="P1"><text:span text:style-name="T1">JUMP_MAX_UNTIL_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3.4cm" svg:height="0.9cm" svg:x="6.15cm" svg:y="16.325cm">
          <text:p text:style-name="P1"><text:span text:style-name="T1">JUMP_MAX_UNTIL_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3.4cm" svg:height="0.9cm" svg:x="6.15cm" svg:y="18.2cm">
          <text:p text:style-name="P1"><text:span text:style-name="T1">JUMP_MAX_UNTIL_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3.4cm" svg:height="0.9cm" svg:x="11.957cm" svg:y="14.45cm">
          <text:p text:style-name="P1"><text:span text:style-name="T1">JUMP_MAX_UNTIL_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3.4cm" svg:height="0.9cm" svg:x="11.957cm" svg:y="16.325cm">
          <text:p text:style-name="P1"><text:span text:style-name="T1">JUMP_MAX_UNTIL_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3.4cm" svg:height="0.9cm" svg:x="11.957cm" svg:y="18.2cm">
          <text:p text:style-name="P1"><text:span text:style-name="T1">JUMP_MAX_UNTIL_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5" draw:layer="layout" svg:width="11.551cm" svg:height="0.886cm" svg:x="4.4cm" svg:y="9.4cm">
          <draw:text-box>
            <text:p><text:span text:style-name="T2">re.match(r’(.){1,}b’, ’aaba</text:span><text:span text:style-name="T3">’)</text:span></text:p>
          </draw:text-box>
        </draw:frame>
        <draw:line draw:style-name="gr5" draw:text-style-name="P6" draw:layer="layout" svg:x1="4.852cm" svg:y1="12.127cm" svg:x2="15.952cm" svg:y2="12.127cm">
          <text:p/>
        </draw:line>
        <draw:line draw:style-name="gr5" draw:text-style-name="P6" draw:layer="layout" svg:x1="4.852cm" svg:y1="14.019cm" svg:x2="15.952cm" svg:y2="14.019cm">
          <text:p/>
        </draw:line>
        <draw:line draw:style-name="gr5" draw:text-style-name="P6" draw:layer="layout" svg:x1="4.852cm" svg:y1="15.91cm" svg:x2="15.952cm" svg:y2="15.91cm">
          <text:p/>
        </draw:line>
        <draw:line draw:style-name="gr5" draw:text-style-name="P6" draw:layer="layout" svg:x1="4.852cm" svg:y1="17.8cm" svg:x2="15.952cm" svg:y2="17.8cm">
          <text:p/>
        </draw:line>
        <draw:custom-shape draw:style-name="gr6" draw:text-style-name="P1" draw:layer="layout" svg:width="0.5cm" svg:height="0.8cm" svg:x="6.8cm" svg:y="11.68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1" draw:layer="layout" svg:width="0.5cm" svg:height="0.8cm" svg:x="6.8cm" svg:y="13.6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1" draw:layer="layout" svg:width="0.5cm" svg:height="0.8cm" svg:x="6.8cm" svg:y="15.45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6" draw:text-style-name="P1" draw:layer="layout" svg:width="0.5cm" svg:height="0.8cm" svg:x="6.8cm" svg:y="17.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 draw:text-style-name="P7" draw:layer="layout" svg:width="1.018cm" svg:height="0.962cm" svg:x="3.179cm" svg:y="11cm">
          <draw:text-box>
            <text:p><text:span text:style-name="T4">|a</text:span></text:p>
          </draw:text-box>
        </draw:frame>
        <draw:frame draw:style-name="gr8" draw:text-style-name="P7" draw:layer="layout" svg:width="1.37cm" svg:height="0.962cm" svg:x="3.179cm" svg:y="12.638cm">
          <draw:text-box>
            <text:p><text:span text:style-name="T4">a|a</text:span></text:p>
          </draw:text-box>
        </draw:frame>
        <draw:frame draw:style-name="gr9" draw:text-style-name="P7" draw:layer="layout" svg:width="1.8cm" svg:height="0.973cm" svg:x="3.179cm" svg:y="14.4cm">
          <draw:text-box>
            <text:p><text:span text:style-name="T4">aa|b</text:span></text:p>
          </draw:text-box>
        </draw:frame>
        <draw:frame draw:style-name="gr10" draw:text-style-name="P7" draw:layer="layout" svg:width="2.3cm" svg:height="1.1cm" svg:x="3.179cm" svg:y="16.3cm">
          <draw:text-box>
            <text:p><text:span text:style-name="T4">aab|a</text:span></text:p>
          </draw:text-box>
        </draw:frame>
        <draw:frame draw:style-name="gr10" draw:text-style-name="P8" draw:layer="layout" svg:width="2.3cm" svg:height="1.1cm" svg:x="3.179cm" svg:y="18.052cm">
          <draw:text-box>
            <text:p><text:span text:style-name="T5">aaba|.</text:span></text:p>
          </draw:text-box>
        </draw:frame>
        <draw:custom-shape draw:style-name="gr11" draw:text-style-name="P1" draw:layer="layout" svg:width="1.5cm" svg:height="0.4cm" svg:x="10.342cm" svg:y="18.55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8" draw:layer="layout" svg:width="2.7cm" svg:height="1.1cm" svg:x="15.6cm" svg:y="18.1cm">
          <draw:text-box>
            <text:p><text:span text:style-name="T5">aaba|b</text:span></text:p>
          </draw:text-box>
        </draw:frame>
        <draw:custom-shape draw:style-name="gr12" draw:text-style-name="P1" draw:layer="layout" svg:width="2.056cm" svg:height="0.5cm" draw:transform="rotate (-0.559552558189382) translate (9.865cm 15.08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 draw:layer="layout" svg:width="1.5cm" svg:height="0.4cm" svg:x="10.4cm" svg:y="16.5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1" draw:layer="layout" svg:width="1.5cm" svg:height="0.4cm" svg:x="10.4cm" svg:y="14.55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3" draw:text-style-name="P1" draw:layer="layout" svg:width="1.8cm" svg:height="0.5cm" draw:transform="rotate (-0.559552558189382) translate (9.917cm 13.095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 draw:text-style-name="P1" draw:layer="layout" svg:width="0.5cm" svg:height="0.7cm" svg:x="8.4cm" svg:y="11.7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0" draw:text-style-name="P9" draw:layer="layout" svg:width="2.3cm" svg:height="1.1cm" svg:x="15.7cm" svg:y="16.4cm">
          <draw:text-box>
            <text:p><text:span text:style-name="T6">aab</text:span><text:span text:style-name="T7">|b</text:span></text:p>
          </draw:text-box>
        </draw:frame>
        <draw:frame draw:style-name="gr9" draw:text-style-name="P7" draw:layer="layout" svg:width="1.8cm" svg:height="0.973cm" svg:x="15.8cm" svg:y="14.527cm">
          <draw:text-box>
            <text:p><text:span text:style-name="T4">aa|b</text:span></text:p>
          </draw:text-box>
        </draw:frame>
        <draw:custom-shape draw:style-name="gr15" draw:text-style-name="P10" draw:layer="layout" svg:width="0.7cm" svg:height="0.7cm" svg:x="9.579cm" svg:y="18.311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15" draw:text-style-name="P10" draw:layer="layout" svg:width="0.7cm" svg:height="0.7cm" svg:x="9.573cm" svg:y="16.296cm">
          <text:p/>
          <draw:enhanced-geometry svg:viewBox="0 0 21600 21600" draw:mirror-horizontal="false" draw:mirror-vertical="false"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15" draw:text-style-name="P10" draw:layer="layout" svg:width="0.7cm" svg:height="0.7cm" svg:x="9.562cm" svg:y="14.433cm">
          <text:p/>
          <draw:enhanced-geometry svg:viewBox="0 0 21600 21600" draw:mirror-horizontal="false" draw:mirror-vertical="false"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custom-shape draw:style-name="gr16" draw:text-style-name="P1" draw:layer="layout" svg:width="2.31cm" svg:height="0.5cm" draw:transform="rotate (-0.559552558189382) translate (9.742cm 17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5" draw:text-style-name="P10" draw:layer="layout" svg:width="0.7cm" svg:height="0.7cm" svg:x="3.347cm" svg:y="23.678cm">
          <text:p/>
          <draw:enhanced-geometry svg:viewBox="0 0 21600 21600" draw:text-areas="7000 7000 14600 14600" draw:type="non-primitive" draw:enhanced-path="M 10800 5143 C 7593 5143 5143 7593 5143 10800 5143 14007 7593 16457 10800 16457 14007 16457 16457 14007 16457 10800 16457 7593 14007 5143 10800 5143 Z M 0 10800 C 0 9159 1010 7827 2468 7371 2205 6866 2057 6285 2057 5657 2057 3617 3616 2057 5657 2057 6285 2057 6867 2206 7371 2468 7827 1010 9158 0 10800 0 12442 0 13773 1010 14229 2468 14733 2206 15315 2057 15943 2057 17984 2057 19543 3617 19543 5657 19543 6285 19395 6866 19132 7371 20590 7827 21600 9159 21600 10800 21600 12441 20590 13773 19132 14229 19395 14734 19543 15315 19543 15943 19543 17983 17984 19543 15943 19543 15315 19543 14733 19394 14229 19132 13773 20590 12442 21600 10800 21600 9158 21600 7827 20590 7371 19132 6867 19394 6285 19543 5657 19543 3616 19543 2057 17983 2057 15943 2057 15315 2205 14734 2468 14229 1010 13773 0 12441 0 10800 Z N"/>
        </draw:custom-shape>
        <draw:frame draw:style-name="gr17" draw:text-style-name="P11" draw:layer="layout" svg:width="13.053cm" svg:height="1.94cm" svg:x="4.247cm" svg:y="23.6cm">
          <draw:text-box>
            <text:p><text:span text:style-name="T8">Means restore MARKs unconditionally after JUMP_MAX_UNTIL_2 return failture.</text:span></text:p>
          </draw:text-box>
        </draw:frame>
        <draw:custom-shape draw:style-name="gr2" draw:text-style-name="P3" draw:layer="layout" svg:width="3.4cm" svg:height="0.9cm" svg:x="3.2cm" svg:y="20.9cm">
          <text:p text:style-name="P1"><text:span text:style-name="T1">JUMP_MAX_UNTIL_2</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8" draw:text-style-name="P11" draw:layer="layout" svg:width="11.936cm" svg:height="0.814cm" svg:x="6.7cm" svg:y="20.985cm">
          <draw:text-box>
            <text:p><text:span text:style-name="T8">Red color means return match failture</text:span></text:p>
          </draw:text-box>
        </draw:frame>
        <draw:custom-shape draw:style-name="gr3" draw:text-style-name="P4" draw:layer="layout" svg:width="3.4cm" svg:height="0.9cm" svg:x="3.2cm" svg:y="22.2cm">
          <text:p text:style-name="P1"><text:span text:style-name="T1">JUMP_MAX_UNTIL_3</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9" draw:text-style-name="P11" draw:layer="layout" svg:width="12.245cm" svg:height="0.814cm" svg:x="6.7cm" svg:y="22.264cm">
          <draw:text-box>
            <text:p><text:span text:style-name="T8">Green color means return match success</text:span></text:p>
          </draw:text-box>
        </draw:frame>
        <draw:frame draw:style-name="gr20" draw:text-style-name="P12" draw:layer="layout" svg:width="13.663cm" svg:height="3.595cm" svg:x="3.6cm" svg:y="4.9cm">
          <draw:text-box>
            <text:p><text:span text:style-name="T9">Why JUMP_MAX_UNITL_3 doesn’t need protect?</text:span></text:p>
            <text:p><text:span text:style-name="T10"/></text:p>
            <text:p><text:span text:style-name="T10">In SRE_OP_MAX_UNTIL’s particular jump hierarchy, JUMP_MAX_UNTIL_3 is actually protected by the protect code around JUMP_MAX_UNTIL_2.</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1" svg:font-family="Consolas" style:font-family-generic="modern" style:font-pitch="fixed"/>
    <style:font-face style:name="Lucida Console1" svg:font-family="'Lucida Console'" style:font-family-generic="modern" style:font-pitch="fixed"/>
    <style:font-face style:name="Consolas" svg:font-family="Consolas" style:font-family-generic="modern" style:font-pitch="variable"/>
    <style:font-face style:name="Liberation Sans1" svg:font-family="'Liberation Sans'" style:font-family-generic="modern" style:font-pitch="variable"/>
    <style:font-face style:name="Lucida Console" svg:font-family="'Lucida Console'"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ial" svg:font-family="Arial" style:font-family-generic="system" style:font-pitch="variable"/>
    <style:font-face style:name="Tahoma" svg:font-family="Tahoma" style:font-family-generic="system" style:font-pitch="variable"/>
    <style:font-face style:name="微软雅黑" svg:font-family="微软雅黑" style:font-family-generic="system" style:font-pitch="variable"/>
    <style:font-face style:name="新宋体" svg:font-family="新宋体" style:font-family-generic="system" style:font-pitch="variable"/>
  </office:font-face-decls>
  <office:styles>
    <draw:gradient draw:name="红色填充" draw:style="linear" draw:start-color="#ff6d6d" draw:end-color="#c9211e" draw:start-intensity="100%" draw:end-intensity="100%" draw:angle="300" draw:border="0%"/>
    <draw:gradient draw:name="绿色填充" draw:style="linear" draw:start-color="#77bc65" draw:end-color="#127622" draw:start-intensity="100%" draw:end-intensity="100%" draw:angle="300" draw:border="0%"/>
    <draw:gradient draw:name="蓝色填充" draw:style="linear" draw:start-color="#729fcf" draw:end-color="#355269" draw:start-intensity="100%" draw:end-intensity="100%" draw:angle="300" draw:border="0%"/>
    <draw:gradient draw:name="黄色填充" draw:style="linear" draw:start-color="#ffde59" draw:end-color="#b47804" draw:start-intensity="100%" draw:end-intensity="100%" draw:angle="30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新宋体"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微软雅黑" style:font-family-asian="微软雅黑"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无填充且无边框的对象"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蓝色填充"/>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绿色填充"/>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红色填充"/>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黄色填充"/>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默认"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3-16T15:48:53.896000000</meta:creation-date>
    <dc:date>2019-03-18T15:04:38.233000000</dc:date>
    <meta:editing-duration>PT52M2S</meta:editing-duration>
    <meta:editing-cycles>54</meta:editing-cycles>
    <meta:generator>LibreOffice/6.1.5.2$Windows_X86_64 LibreOffice_project/90f8dcf33c87b3705e78202e3df5142b201bd805</meta:generator>
    <meta:document-statistic meta:object-count="42"/>
  </office:meta>
</office:document-meta>
</file>